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B1000001EF88A5460ED276753C.png" manifest:media-type="image/png"/>
  <manifest:file-entry manifest:full-path="Pictures/10000201000001AE00000435A47D28AD9ED5B41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3.6709in" svg:y="-0.2917in" svg:width="3.589in" svg:height="5.1571in" draw:z-index="0"><draw:image xlink:href="Pictures/10000201000001B1000001EF88A5460ED276753C.png" xlink:type="simple" xlink:show="embed" xlink:actuate="onLoad"/></draw:frame><draw:frame draw:style-name="fr1" draw:name="Image2" text:anchor-type="paragraph" svg:x="0.0256in" svg:y="0.0902in" svg:width="3.0835in" svg:height="7.722in" draw:z-index="1"><draw:image xlink:href="Pictures/10000201000001AE00000435A47D28AD9ED5B41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5:07:48.677000000</meta:creation-date>
    <dc:date>2018-02-20T15:08:21.474000000</dc:date>
    <meta:editing-duration>PT33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5.3.2.2$Windows_X86_64 LibreOffice_project/6cd4f1ef626f15116896b1d8e1398b56da0d0ee1</meta:generator>
  </office:meta>
</office:document-meta>
</file>